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287004F9781E6ACFA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8.888cm" svg:height="11.933cm" draw:z-index="0"><draw:image xlink:href="Pictures/100000010000040000000287004F9781E6ACFA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1:07:08.883000000</meta:creation-date>
    <dc:date>2025-11-10T11:07:58.831000000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